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6.75cm" svg:height="1.352cm" svg:x="7.1cm" svg:y="8.25cm">
          <draw:text-box>
            <text:p text:style-name="P2"><text:span text:style-name="T1">InvertedIndex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2M26S</meta:editing-duration>
    <meta:editing-cycles>5</meta:editing-cycles>
    <meta:generator>LibreOffice/25.2.7.1$Windows_X86_64 LibreOffice_project/16e8e36d1610f10597ed778c3dcb0a5aa0ed5d6f</meta:generator>
    <dc:date>2025-12-07T12:34:51.348690000</dc:date>
    <meta:document-statistic meta:object-count="2"/>
  </office:meta>
</office:document-meta>
</file>